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This processes each range setting through original DSO algorithm:</text:p>
          </table:table-cell>
          <table:table-cell table:number-columns-repeated="4"/>
        </table:table-row>
        <table:table-row table:style-name="ro1">
          <table:table-cell office:value-type="string">
            <text:p>TIM2_CCR4 = (120 * Y_POSm[range]) / 32 + Y_POSn[range];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>
            <text:p>Result</text:p>
          </table:table-cell>
          <table:table-cell/>
          <table:table-cell office:value-type="string">
            <text:p>Y_POSm</text:p>
          </table:table-cell>
          <table:table-cell office:value-type="string">
            <text:p>Y_POSn</text:p>
          </table:table-cell>
        </table:table-row>
        <table:table-row table:style-name="ro1">
          <table:table-cell/>
          <table:table-cell table:formula="of:=(120 * [.D10])/32 + [.E10]" office:value-type="float" office:value="956">
            <text:p>956</text:p>
          </table:table-cell>
          <table:table-cell/>
          <table:table-cell office:value-type="float" office:value="20">
            <text:p>20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/>
          <table:table-cell table:formula="of:=(120 * [.D11])/32 + [.E11]" office:value-type="float" office:value="956.5">
            <text:p>956.5</text:p>
          </table:table-cell>
          <table:table-cell/>
          <table:table-cell office:value-type="float" office:value="42">
            <text:p>42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/>
          <table:table-cell table:formula="of:=(120 * [.D12])/32 + [.E12]" office:value-type="float" office:value="956">
            <text:p>956</text:p>
          </table:table-cell>
          <table:table-cell/>
          <table:table-cell office:value-type="float" office:value="104">
            <text:p>104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/>
          <table:table-cell table:formula="of:=(120 * [.D13])/32 + [.E13]" office:value-type="float" office:value="956.25">
            <text:p>956.25</text:p>
          </table:table-cell>
          <table:table-cell/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table:formula="of:=(120 * [.D14])/32 + [.E14]" office:value-type="float" office:value="956.25">
            <text:p>956.25</text:p>
          </table:table-cell>
          <table:table-cell/>
          <table:table-cell office:value-type="float" office:value="55">
            <text:p>5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/>
          <table:table-cell table:formula="of:=(120 * [.D15])/32 + [.E15]" office:value-type="float" office:value="956.5">
            <text:p>956.5</text:p>
          </table:table-cell>
          <table:table-cell/>
          <table:table-cell office:value-type="float" office:value="138">
            <text:p>138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/>
          <table:table-cell table:formula="of:=(120 * [.D16])/32 + [.E16]" office:value-type="float" office:value="956.25">
            <text:p>956.25</text:p>
          </table:table-cell>
          <table:table-cell/>
          <table:table-cell office:value-type="float" office:value="275">
            <text:p>275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/>
          <table:table-cell table:formula="of:=(120 * [.D17])/32 + [.E17]" office:value-type="float" office:value="956.75">
            <text:p>956.75</text:p>
          </table:table-cell>
          <table:table-cell/>
          <table:table-cell office:value-type="float" office:value="53">
            <text:p>53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/>
          <table:table-cell table:formula="of:=(120 * [.D18])/32 + [.E18]" office:value-type="float" office:value="956">
            <text:p>956</text:p>
          </table:table-cell>
          <table:table-cell/>
          <table:table-cell office:value-type="float" office:value="132">
            <text:p>132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/>
          <table:table-cell table:formula="of:=(120 * [.D19])/32 + [.E19]" office:value-type="float" office:value="956.75">
            <text:p>956.75</text:p>
          </table:table-cell>
          <table:table-cell/>
          <table:table-cell office:value-type="float" office:value="265">
            <text:p>265</text:p>
          </table:table-cell>
          <table:table-cell office:value-type="float" office:value="-37">
            <text:p>-37</text:p>
          </table:table-cell>
        </table:table-row>
        <table:table-row table:style-name="ro1">
          <table:table-cell/>
          <table:table-cell table:formula="of:=(120 * [.D20])/32 + [.E20]" office:value-type="float" office:value="956.5">
            <text:p>956.5</text:p>
          </table:table-cell>
          <table:table-cell/>
          <table:table-cell office:value-type="float" office:value="42">
            <text:p>42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/>
          <table:table-cell table:formula="of:=(120 * [.D21])/32 + [.E21]" office:value-type="float" office:value="956.75">
            <text:p>956.75</text:p>
          </table:table-cell>
          <table:table-cell/>
          <table:table-cell office:value-type="float" office:value="105">
            <text:p>105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/>
          <table:table-cell table:formula="of:=(120 * [.D22])/32 + [.E22]" office:value-type="float" office:value="956">
            <text:p>956</text:p>
          </table:table-cell>
          <table:table-cell/>
          <table:table-cell office:value-type="float" office:value="212">
            <text:p>212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/>
          <table:table-cell table:formula="of:=(120 * [.D23])/32 + [.E23]" office:value-type="float" office:value="956.75">
            <text:p>956.75</text:p>
          </table:table-cell>
          <table:table-cell/>
          <table:table-cell office:value-type="float" office:value="57">
            <text:p>57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/>
          <table:table-cell table:formula="of:=(120 * [.D24])/32 + [.E24]" office:value-type="float" office:value="956.5">
            <text:p>956.5</text:p>
          </table:table-cell>
          <table:table-cell/>
          <table:table-cell office:value-type="float" office:value="142">
            <text:p>142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/>
          <table:table-cell table:formula="of:=(120 * [.D25])/32 + [.E25]" office:value-type="float" office:value="956">
            <text:p>956</text:p>
          </table:table-cell>
          <table:table-cell/>
          <table:table-cell office:value-type="float" office:value="284">
            <text:p>284</text:p>
          </table:table-cell>
          <table:table-cell office:value-type="float" office:value="-109">
            <text:p>-109</text:p>
          </table:table-cell>
        </table:table-row>
        <table:table-row table:style-name="ro1">
          <table:table-cell/>
          <table:table-cell table:formula="of:=(120 * [.D26])/32 + [.E26]" office:value-type="float" office:value="956.25">
            <text:p>956.25</text:p>
          </table:table-cell>
          <table:table-cell/>
          <table:table-cell office:value-type="float" office:value="59">
            <text:p>59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/>
          <table:table-cell table:formula="of:=(120 * [.D27])/32 + [.E27]" office:value-type="float" office:value="956.5">
            <text:p>956.5</text:p>
          </table:table-cell>
          <table:table-cell/>
          <table:table-cell office:value-type="float" office:value="146">
            <text:p>146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/>
          <table:table-cell table:formula="of:=(120 * [.D28])/32 + [.E28]" office:value-type="float" office:value="956.5">
            <text:p>956.5</text:p>
          </table:table-cell>
          <table:table-cell/>
          <table:table-cell office:value-type="float" office:value="294">
            <text:p>294</text:p>
          </table:table-cell>
          <table:table-cell office:value-type="float" office:value="-146">
            <text:p>-146</text:p>
          </table:table-cell>
        </table:table-row>
        <table:table-row table:style-name="ro1">
          <table:table-cell/>
          <table:table-cell table:formula="of:=(120 * [.D29])/32 + [.E29]" office:value-type="float" office:value="956">
            <text:p>956</text:p>
          </table:table-cell>
          <table:table-cell/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16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6:23:12</meta:creation-date>
    <dc:date>2012-05-02T16:46:06</dc:date>
    <meta:editing-duration>PT22M56S</meta:editing-duration>
    <meta:editing-cycles>4</meta:editing-cycles>
    <meta:generator>LibreOffice/3.4$Linux LibreOffice_project/340m1$Build-402</meta:generator>
    <meta:document-statistic meta:table-count="3" meta:cell-count="65" meta:object-count="0"/>
  </office:meta>
</office:document-meta>
</file>